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88b1e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88b1e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4438e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b8220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15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9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0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0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6f62f2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735723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6f62f2" style:font-size-asian="12pt" style:language-asian="ja" style:country-asian="JP" style:font-size-complex="12pt"/>
    </style:style>
    <style:style style:name="T22" style:family="text">
      <style:text-properties fo:font-size="12pt" fo:language="en" fo:country="US" officeooo:rsid="00708778" style:font-size-asian="12pt" style:language-asian="ja" style:country-asian="JP" style:font-size-complex="12pt"/>
    </style:style>
    <style:style style:name="T23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fo:language="en" fo:country="US" officeooo:rsid="006f62f2" style:font-size-asian="12pt" style:language-asian="ja" style:country-asian="JP" style:font-name-complex="Times New Roman3" style:font-size-complex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b11b2" style:font-size-asian="12pt" style:font-size-complex="12pt"/>
    </style:style>
    <style:style style:name="T30" style:family="text">
      <style:text-properties fo:font-size="12pt" officeooo:rsid="005d880e" style:font-size-asian="12pt" style:font-size-complex="12pt"/>
    </style:style>
    <style:style style:name="T31" style:family="text">
      <style:text-properties fo:font-size="12pt" officeooo:rsid="006757a3" style:font-size-asian="12pt" style:font-size-complex="12pt"/>
    </style:style>
    <style:style style:name="T32" style:family="text">
      <style:text-properties fo:font-size="12pt" officeooo:rsid="006f62f2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6a9b77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6b104e" style:font-size-asian="12pt" style:font-weight-asian="bold" style:font-name-complex="Times New Roman3" style:font-size-complex="12pt"/>
    </style:style>
    <style:style style:name="T38" style:family="text">
      <style:text-properties fo:font-size="12pt" fo:font-weight="bold" officeooo:rsid="007f6886" style:font-size-asian="12pt" style:font-weight-asian="bold" style:font-name-complex="Times New Roman3" style:font-size-complex="12pt"/>
    </style:style>
    <style:style style:name="T39" style:family="text">
      <style:text-properties fo:font-size="12pt" fo:font-weight="bold" officeooo:rsid="00815402" style:font-size-asian="12pt" style:font-weight-asian="bold" style:font-name-complex="Times New Roman3" style:font-size-complex="12pt"/>
    </style:style>
    <style:style style:name="T40" style:family="text">
      <style:text-properties officeooo:rsid="005b8220"/>
    </style:style>
    <style:style style:name="T41" style:family="text">
      <style:text-properties officeooo:rsid="005b887e"/>
    </style:style>
    <style:style style:name="T42" style:family="text">
      <style:text-properties officeooo:rsid="005c1d09"/>
    </style:style>
    <style:style style:name="T43" style:family="text">
      <style:text-properties fo:language="en" fo:country="US" fo:font-weight="bold" officeooo:rsid="005d906d" style:language-asian="ja" style:country-asian="JP" style:font-weight-asian="bold"/>
    </style:style>
    <style:style style:name="T44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68aba9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3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4" style:family="text">
      <style:text-properties fo:language="en" fo:country="US" fo:font-weight="normal" officeooo:rsid="005e749d" style:language-asian="ja" style:country-asian="JP" style:font-weight-asian="normal"/>
    </style:style>
    <style:style style:name="T55" style:family="text">
      <style:text-properties fo:language="en" fo:country="US" fo:font-weight="normal" officeooo:rsid="005d906d" style:language-asian="ja" style:country-asian="JP" style:font-weight-asian="normal"/>
    </style:style>
    <style:style style:name="T56" style:family="text">
      <style:text-properties fo:language="en" fo:country="US" fo:font-weight="normal" officeooo:rsid="005c1d09" style:language-asian="ja" style:country-asian="JP" style:font-weight-asian="normal"/>
    </style:style>
    <style:style style:name="T57" style:family="text">
      <style:text-properties fo:language="en" fo:country="US" fo:font-weight="normal" officeooo:rsid="00611875" style:language-asian="ja" style:country-asian="JP" style:font-weight-asian="normal"/>
    </style:style>
    <style:style style:name="T58" style:family="text">
      <style:text-properties fo:language="en" fo:country="US" fo:font-weight="normal" officeooo:rsid="0062ec6e" style:language-asian="ja" style:country-asian="JP" style:font-weight-asian="normal"/>
    </style:style>
    <style:style style:name="T59" style:family="text">
      <style:text-properties fo:language="en" fo:country="US" fo:font-weight="normal" officeooo:rsid="006757a3" style:language-asian="ja" style:country-asian="JP" style:font-weight-asian="normal"/>
    </style:style>
    <style:style style:name="T60" style:family="text">
      <style:text-properties fo:language="en" fo:country="US" fo:font-weight="normal" officeooo:rsid="0068aba9" style:language-asian="ja" style:country-asian="JP" style:font-weight-asian="normal"/>
    </style:style>
    <style:style style:name="T61" style:family="text">
      <style:text-properties fo:language="en" fo:country="US" fo:font-weight="normal" officeooo:rsid="00762b3b" style:language-asian="ja" style:country-asian="JP" style:font-weight-asian="normal"/>
    </style:style>
    <style:style style:name="T62" style:family="text">
      <style:text-properties officeooo:rsid="005e749d"/>
    </style:style>
    <style:style style:name="T63" style:family="text">
      <style:text-properties officeooo:rsid="00601dfd"/>
    </style:style>
    <style:style style:name="T64" style:family="text">
      <style:text-properties officeooo:rsid="00611875"/>
    </style:style>
    <style:style style:name="T65" style:family="text">
      <style:text-properties officeooo:rsid="0062ec6e"/>
    </style:style>
    <style:style style:name="T66" style:family="text">
      <style:text-properties officeooo:rsid="006321be"/>
    </style:style>
    <style:style style:name="T67" style:family="text">
      <style:text-properties officeooo:rsid="006757a3"/>
    </style:style>
    <style:style style:name="T68" style:family="text">
      <style:text-properties officeooo:rsid="0068aba9"/>
    </style:style>
    <style:style style:name="T69" style:family="text">
      <style:text-properties officeooo:rsid="00735723"/>
    </style:style>
    <style:style style:name="T70" style:family="text">
      <style:text-properties officeooo:rsid="00762b3b"/>
    </style:style>
    <style:style style:name="T71" style:family="text">
      <style:text-properties officeooo:rsid="007a3a57"/>
    </style:style>
    <style:style style:name="T72" style:family="text">
      <style:text-properties officeooo:rsid="007bb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0">CONTENTS</text:p>
      <text:p text:style-name="P19"><text:tab/> <text:s text:c="4"/>Abstract <text:tab/><text:tab/><text:tab/><text:tab/><text:tab/><text:tab/><text:tab/><text:tab/><text:tab/><text:tab/>i</text:p>
      <text:p text:style-name="P19"><text:tab/> <text:s text:c="4"/>Acknowledgment <text:tab/><text:tab/><text:tab/><text:tab/><text:tab/><text:tab/><text:tab/><text:tab/><text:tab/>ii</text:p>
      <text:p text:style-name="P19"><text:tab/> <text:s text:c="4"/>Contents <text:tab/><text:tab/><text:tab/><text:tab/><text:tab/><text:tab/><text:tab/><text:tab/><text:tab/><text:tab/><text:span text:style-name="T1">iii</text:span></text:p>
      <text:p text:style-name="P19"><text:tab/> <text:s text:c="4"/>List of Figures<text:tab/><text:tab/><text:tab/><text:tab/><text:tab/><text:tab/><text:tab/><text:tab/><text:tab/><text:span text:style-name="T1">vi</text:span></text:p>
      <text:p text:style-name="P19"><text:tab/> <text:s text:c="4"/>List of Tables<text:tab/><text:tab/><text:tab/><text:tab/><text:tab/><text:tab/><text:tab/><text:tab/><text:tab/><text:span text:style-name="T1">vii</text:span></text:p>
      <text:p text:style-name="P33"/>
      <text:p text:style-name="P16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33"/>
      <text:p text:style-name="P20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4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5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25"><text:tab/><text:tab/><text:span text:style-name="T41">1</text:span>.<text:span text:style-name="T4">2</text:span>.1 <text:span text:style-name="T4">Intrusion Detection System</text:span><text:tab/><text:tab/><text:tab/><text:tab/><text:tab/> <text:s text:c="2"/><text:span text:style-name="T3">01</text:span></text:p>
      <text:p text:style-name="P31"><text:tab/><text:tab/>1.2.2 Attack Classification<text:tab/><text:tab/><text:tab/><text:tab/><text:tab/><text:tab/> <text:s text:c="2"/>02</text:p>
      <text:p text:style-name="P6">1.3 <text:span text:style-name="T5">Machine Learning and its Applications<text:tab/></text:span><text:tab/><text:tab/><text:tab/><text:tab/> <text:s text:c="2"/><text:span text:style-name="T3">02</text:span></text:p>
      <text:p text:style-name="P21"><text:bookmark-start text:name="__DdeLink__303_574226532"/><text:bookmark-start text:name="__DdeLink__173_574226532"/>Chapter 2: <text:span text:style-name="T2">Literature Survey<text:tab/><text:tab/><text:tab/><text:tab/><text:tab/><text:tab/><text:tab/><text:tab/> <text:s text:c="2"/>05</text:span></text:p>
      <text:p text:style-name="P26"><text:tab/><text:bookmark-start text:name="__DdeLink__1019_378241631"/><text:bookmark-start text:name="__DdeLink__1013_378241631"/>2.1 <text:span text:style-name="T5">Intrusion Detection Systems</text:span><text:tab/><text:tab/><text:tab/><text:tab/><text:tab/><text:tab/> <text:s text:c="2"/><text:span text:style-name="T3">05</text:span></text:p>
      <text:p text:style-name="P14"><text:tab/><text:bookmark-start text:name="__DdeLink__181_574226532"/>2.1.1 <text:bookmark-start text:name="__DdeLink__177_574226532"/><text:span text:style-name="T5">Signature Based Detection</text:span><text:bookmark-end text:name="__DdeLink__177_574226532"/><text:tab/><text:tab/><text:tab/><text:tab/><text:tab/> <text:s text:c="2"/><text:span text:style-name="T3">05</text:span></text:p>
      <text:p text:style-name="P7"><text:tab/>2.1.2 <text:span text:style-name="T5">Statistical Anomaly Based Detection</text:span><text:tab/><text:tab/><text:tab/><text:tab/> <text:s text:c="2"/><text:span text:style-name="T3">0</text:span><text:bookmark-end text:name="__DdeLink__181_574226532"/><text:span text:style-name="T3">5</text:span></text:p>
      <text:p text:style-name="P8">2.<text:span text:style-name="T5">2</text:span> <text:span text:style-name="T5">Machine Learning<text:tab/><text:tab/><text:tab/></text:span><text:tab/><text:tab/><text:tab/><text:tab/> <text:s text:c="2"/><text:span text:style-name="T3">05</text:span></text:p>
      <text:p text:style-name="P2"><text:tab/>2.<text:span text:style-name="T40">2</text:span>.1 <text:bookmark-start text:name="__DdeLink__177_5742265321"/><text:span text:style-name="T40">S</text:span><text:bookmark-end text:name="__DdeLink__177_5742265321"/><text:span text:style-name="T40">upervised Learning<text:tab/></text:span><text:tab/><text:tab/><text:tab/><text:tab/><text:tab/> <text:s text:c="2"/><text:span text:style-name="T3">06</text:span></text:p>
      <text:p text:style-name="P7"><text:bookmark-end text:name="__DdeLink__173_574226532"/><text:bookmark-end text:name="__DdeLink__1019_378241631"/><text:bookmark-end text:name="__DdeLink__1013_378241631"/><text:tab/>2.<text:span text:style-name="T40">2</text:span>.2 <text:span text:style-name="T41">Unsupervised Learning<text:tab/><text:tab/></text:span><text:tab/><text:tab/><text:tab/><text:tab/> <text:s text:c="2"/><text:span text:style-name="T3">07</text:span></text:p>
      <text:p text:style-name="P2"><text:tab/><text:bookmark-start text:name="__DdeLink__219_574226532"/>2.<text:span text:style-name="T40">2</text:span>.<text:span text:style-name="T40">3</text:span> <text:bookmark-start text:name="__DdeLink__177_5742265322"/><text:span text:style-name="T41">R</text:span><text:bookmark-end text:name="__DdeLink__177_5742265322"/><text:span text:style-name="T41">einforcement Learning</text:span><text:tab/><text:tab/><text:tab/><text:tab/><text:tab/> <text:s text:c="2"/><text:span text:style-name="T3">07</text:span></text:p>
      <text:p text:style-name="P7"><text:bookmark-start text:name="__DdeLink__233_574226532"/>2.<text:span text:style-name="T41">3</text:span> <text:span text:style-name="T41">Types of Anomaly Based Detection</text:span><text:tab/><text:tab/><text:tab/><text:tab/><text:tab/> <text:s text:c="2"/><text:span text:style-name="T3">08</text:span></text:p>
      <text:p text:style-name="P3"><text:tab/>2.<text:span text:style-name="T42">3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8</text:span></text:p>
      <text:p text:style-name="P9"><text:bookmark-end text:name="__DdeLink__219_574226532"/><text:tab/><text:bookmark-start text:name="__DdeLink__223_574226532"/>2.<text:span text:style-name="T42">3</text:span>.2 <text:bookmark-start text:name="__DdeLink__225_574226532"/><text:span text:style-name="T42">D</text:span><text:bookmark-end text:name="__DdeLink__225_574226532"/><text:span text:style-name="T42">ata Mining Based Approach<text:tab/></text:span><text:tab/><text:tab/><text:tab/><text:tab/> <text:s text:c="2"/><text:bookmark-end text:name="__DdeLink__223_574226532"/><text:span text:style-name="T67">10</text:span></text:p>
      <text:p text:style-name="P10"><text:tab/>2.<text:span text:style-name="T42">3</text:span>.<text:span text:style-name="T42">3</text:span> <text:span text:style-name="T42">Knowledge Based Detection Techniques</text:span><text:tab/><text:tab/><text:tab/> <text:s text:c="2"/><text:bookmark-end text:name="__DdeLink__303_574226532"/><text:span text:style-name="T67">11</text:span></text:p>
      <text:p text:style-name="P10"><text:bookmark-start text:name="__DdeLink__250_574226532"/>2.<text:span text:style-name="T42">4</text:span> <text:span text:style-name="T5">Statistical Modeling<text:tab/><text:tab/></text:span><text:tab/><text:tab/><text:tab/><text:tab/><text:tab/> <text:s text:c="2"/><text:span text:style-name="T67">12</text:span></text:p>
      <text:p text:style-name="P3"><text:tab/>2.<text:span text:style-name="T42">4</text:span>.1 <text:bookmark-start text:name="__DdeLink__242_574226532"/><text:span text:style-name="T42">Markov Models</text:span><text:bookmark-end text:name="__DdeLink__242_574226532"/><text:span text:style-name="T42"><text:tab/><text:tab/></text:span><text:tab/><text:tab/><text:tab/><text:tab/><text:tab/> <text:s text:c="2"/><text:span text:style-name="T67">12</text:span></text:p>
      <text:p text:style-name="P10"><text:tab/><text:bookmark-start text:name="__DdeLink__223_5742265321"/>2.<text:span text:style-name="T42">4</text:span>.2 <text:span text:style-name="T42">Markov Chains<text:tab/><text:tab/><text:tab/></text:span><text:tab/><text:tab/><text:tab/><text:tab/> <text:s text:c="2"/><text:bookmark-end text:name="__DdeLink__223_5742265321"/><text:span text:style-name="T67">13</text:span></text:p>
      <text:p text:style-name="P10"><text:bookmark-end text:name="__DdeLink__233_574226532"/><text:tab/><text:bookmark-start text:name="__DdeLink__238_574226532"/>2.<text:span text:style-name="T42">4</text:span>.<text:span text:style-name="T42">3</text:span> <text:span text:style-name="T42">Hidden Markov Models</text:span><text:tab/><text:tab/><text:tab/><text:tab/><text:tab/> <text:s text:c="2"/><text:bookmark-end text:name="__DdeLink__238_574226532"/><text:span text:style-name="T67">13</text:span></text:p>
      <text:p text:style-name="P10"><text:soft-page-break/><text:tab/>2.<text:span text:style-name="T42">4</text:span>.<text:span text:style-name="T42">4</text:span> <text:span text:style-name="T42">HMM Based Related Work<text:tab/><text:tab/></text:span><text:tab/><text:tab/><text:tab/> <text:s text:c="2"/><text:span text:style-name="T67">15</text:span></text:p>
      <text:p text:style-name="P10"><text:bookmark-start text:name="__DdeLink__271_574226532"/><text:bookmark-start text:name="__DdeLink__257_574226532"/>2.<text:span text:style-name="T42">5</text:span> <text:span text:style-name="T42">Naive Bayes Classifier<text:tab/><text:tab/></text:span><text:tab/><text:tab/><text:tab/><text:tab/><text:tab/> <text:s text:c="2"/><text:bookmark-end text:name="__DdeLink__257_574226532"/><text:span text:style-name="T67">16</text:span></text:p>
      <text:p text:style-name="P3"><text:tab/>2.<text:span text:style-name="T42">5</text:span>.1 <text:bookmark-start text:name="__DdeLink__242_5742265321"/><text:span text:style-name="T42">B</text:span><text:bookmark-end text:name="__DdeLink__242_5742265321"/><text:span text:style-name="T42">ayes Theorem<text:tab/><text:tab/></text:span><text:tab/><text:tab/><text:tab/><text:tab/><text:tab/> <text:s text:c="2"/><text:span text:style-name="T67">16</text:span></text:p>
      <text:p text:style-name="P10"><text:tab/><text:bookmark-start text:name="__DdeLink__223_57422653211"/>2.<text:span text:style-name="T42">5.2</text:span> <text:span text:style-name="T42">Formal Definition and Background</text:span><text:tab/><text:tab/><text:tab/><text:tab/> <text:s text:c="2"/><text:bookmark-end text:name="__DdeLink__223_57422653211"/><text:span text:style-name="T67">17</text:span></text:p>
      <text:p text:style-name="P10"><text:tab/><text:bookmark-start text:name="__DdeLink__238_5742265321"/>2.<text:span text:style-name="T42">5</text:span>.<text:span text:style-name="T42">3</text:span> <text:span text:style-name="T42">Properties of Naive Bayes</text:span><text:tab/><text:tab/><text:tab/><text:tab/><text:tab/> <text:s text:c="2"/><text:bookmark-end text:name="__DdeLink__238_5742265321"/><text:span text:style-name="T67">18</text:span></text:p>
      <text:p text:style-name="P10"><text:bookmark-end text:name="__DdeLink__250_574226532"/><text:tab/><text:bookmark-start text:name="__DdeLink__255_574226532"/>2.<text:span text:style-name="T42">5</text:span>.<text:span text:style-name="T42">4</text:span> <text:span text:style-name="T42">Advantages and Limitations<text:tab/><text:tab/></text:span><text:tab/><text:tab/><text:tab/> <text:s text:c="2"/><text:bookmark-end text:name="__DdeLink__255_574226532"/><text:span text:style-name="T67">19</text:span></text:p>
      <text:p text:style-name="P10"><text:tab/>2.<text:span text:style-name="T42">5</text:span>.<text:span text:style-name="T42">5</text:span> <text:span text:style-name="T42">Recent Research in Network Anomaly Detection using NBC</text:span><text:tab/> <text:s text:c="2"/><text:bookmark-end text:name="__DdeLink__271_574226532"/><text:span text:style-name="T67">19</text:span></text:p>
      <text:p text:style-name="P10">2.<text:span text:style-name="T42">6</text:span> <text:span text:style-name="T42">Proposed System<text:tab/><text:tab/><text:tab/></text:span><text:tab/><text:tab/><text:tab/><text:tab/><text:tab/> <text:s text:c="2"/><text:span text:style-name="T67">21</text:span></text:p>
      <text:p text:style-name="P17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2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2</text:span><text:span text:style-name="T28"><text:tab/><text:tab/></text:span><text:span text:style-name="T29">3</text:span><text:span text:style-name="T28">.1.1 </text:span><text:span text:style-name="T30">Hardware Requirements</text:span><text:span text:style-name="T28"><text:tab/><text:tab/><text:tab/><text:tab/><text:tab/><text:tab/> <text:s text:c="2"/></text:span><text:span text:style-name="T31">2</text:span><text:span text:style-name="T32">2</text:span><text:span text:style-name="T28"><text:tab/><text:tab/></text:span><text:span text:style-name="T29">3</text:span><text:span text:style-name="T28">.1.2 </text:span><text:span text:style-name="T30">Software Requirements<text:tab/><text:tab/><text:tab/><text:tab/><text:tab/><text:tab/><text:tab/></text:span><text:span text:style-name="T28"> <text:s text:c="2"/></text:span><text:span text:style-name="T31">2</text:span><text:span text:style-name="T32">2</text:span><text:span text:style-name="T28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2">2</text:span><text:span text:style-name="T23"><text:tab/></text:span><text:span text:style-name="T24">3.2 </text:span><text:span text:style-name="T25">Datasets<text:tab/><text:tab/><text:tab/></text:span><text:span text:style-name="T24"><text:tab/><text:tab/><text:tab/><text:tab/><text:tab/><text:tab/><text:tab/> <text:s text:c="2"/></text:span><text:span text:style-name="T26">2</text:span><text:span text:style-name="T27">3</text:span></text:p>
      <text:p text:style-name="P17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6</text:span></text:p>
      <text:p text:style-name="P11"><text:span text:style-name="T62">4</text:span><text:bookmark-start text:name="__DdeLink__257_5742265321"/>.<text:span text:style-name="T62">1</text:span> <text:span text:style-name="T62">Design Considerations<text:tab/><text:tab/></text:span><text:tab/><text:tab/><text:tab/><text:tab/><text:tab/> <text:s text:c="2"/><text:bookmark-end text:name="__DdeLink__257_5742265321"/><text:span text:style-name="T67">26</text:span></text:p>
      <text:p text:style-name="P4"><text:tab/><text:span text:style-name="T62">4</text:span>.<text:span text:style-name="T62">1</text:span>.1 <text:span text:style-name="T62">Modules<text:tab/><text:tab/><text:tab/></text:span><text:tab/><text:tab/><text:tab/><text:tab/><text:tab/> <text:s text:c="2"/><text:span text:style-name="T67">26</text:span></text:p>
      <text:p text:style-name="P11"><text:tab/><text:span text:style-name="T62">4</text:span><text:bookmark-start text:name="__DdeLink__223_574226532111"/>.<text:span text:style-name="T62">1.2</text:span> <text:bookmark-start text:name="__DdeLink__279_574226532"/><text:span text:style-name="T62">Use Case Diagram</text:span><text:bookmark-end text:name="__DdeLink__279_574226532"/><text:span text:style-name="T62"><text:tab/><text:tab/></text:span><text:tab/><text:tab/><text:tab/><text:tab/> <text:s text:c="2"/><text:bookmark-end text:name="__DdeLink__223_574226532111"/><text:span text:style-name="T67">28</text:span></text:p>
      <text:p text:style-name="P12"><text:tab/><text:span text:style-name="T62">4</text:span><text:bookmark-start text:name="__DdeLink__238_57422653211"/>.<text:span text:style-name="T62">1</text:span>.<text:span text:style-name="T42">3</text:span> <text:span text:style-name="T63">Sequence Diagram<text:tab/><text:tab/></text:span><text:tab/><text:tab/><text:tab/><text:tab/> <text:s text:c="2"/><text:bookmark-end text:name="__DdeLink__238_57422653211"/><text:span text:style-name="T69">29</text:span></text:p>
      <text:p text:style-name="P12"><text:tab/><text:span text:style-name="T62">4.1</text:span><text:bookmark-start text:name="__DdeLink__255_5742265321"/>.<text:span text:style-name="T42">4</text:span> <text:span text:style-name="T63">Data Flow Diagram<text:tab/><text:tab/><text:tab/></text:span><text:tab/><text:tab/><text:tab/> <text:s text:c="2"/><text:bookmark-end text:name="__DdeLink__255_5742265321"/><text:span text:style-name="T69">30</text:span></text:p>
      <text:p text:style-name="P12"><text:span text:style-name="T43"><text:tab/></text:span><text:span text:style-name="T46">4</text:span><text:span text:style-name="T44">.</text:span><text:span text:style-name="T46">1</text:span><text:span text:style-name="T44">.</text:span><text:span text:style-name="T45">5</text:span><text:span text:style-name="T44"> </text:span><text:span text:style-name="T47">State </text:span><text:span text:style-name="T54">Diagram</text:span><text:span text:style-name="T44"><text:tab/><text:tab/><text:tab/><text:tab/><text:tab/><text:tab/><text:tab/> <text:s text:c="2"/></text:span><text:span text:style-name="T52">30</text:span></text:p>
      <text:p text:style-name="P22"><text:bookmark-start text:name="__DdeLink__173_5742265321"/>Chapter <text:span text:style-name="T63">5</text:span>: <text:span text:style-name="T64">Implementation<text:tab/><text:tab/><text:tab/><text:tab/><text:tab/><text:tab/><text:tab/><text:tab/><text:tab/> <text:s text:c="2"/>32</text:span></text:p>
      <text:p text:style-name="P27"><text:tab/><text:span text:style-name="T63">5</text:span><text:bookmark-start text:name="__DdeLink__1019_3782416311"/><text:bookmark-start text:name="__DdeLink__1013_3782416311"/>.1 <text:span text:style-name="T64">Language Used for Implementation</text:span><text:tab/><text:tab/><text:tab/><text:tab/><text:tab/> <text:s text:c="2"/><text:span text:style-name="T67">32</text:span></text:p>
      <text:p text:style-name="P15"><text:tab/><text:span text:style-name="T63">5</text:span><text:bookmark-start text:name="__DdeLink__181_5742265321"/>.1.1 <text:bookmark-start text:name="__DdeLink__177_5742265323"/><text:span text:style-name="T64">P</text:span><text:bookmark-end text:name="__DdeLink__177_5742265323"/><text:span text:style-name="T64">ython<text:tab/><text:tab/><text:tab/></text:span><text:tab/><text:tab/><text:tab/><text:tab/><text:tab/> <text:s text:c="2"/><text:span text:style-name="T67">32</text:span></text:p>
      <text:p text:style-name="P12"><text:bookmark-end text:name="__DdeLink__181_5742265321"/><text:span text:style-name="T63">5</text:span>.<text:span text:style-name="T5">2</text:span> <text:span text:style-name="T64">Libraries Used for Implementation<text:tab/></text:span><text:tab/><text:tab/><text:tab/><text:tab/> <text:s text:c="2"/><text:span text:style-name="T67">33</text:span></text:p>
      <text:p text:style-name="P5"><text:tab/><text:span text:style-name="T63">5</text:span>.<text:span text:style-name="T40">2</text:span>.1 <text:span text:style-name="T64">NumPy<text:tab/><text:tab/><text:tab/></text:span><text:tab/><text:tab/><text:tab/><text:tab/><text:tab/> <text:s text:c="2"/><text:span text:style-name="T67">33</text:span></text:p>
      <text:p text:style-name="P12"><text:bookmark-end text:name="__DdeLink__173_5742265321"/><text:bookmark-end text:name="__DdeLink__1019_3782416311"/><text:bookmark-end text:name="__DdeLink__1013_3782416311"/><text:tab/><text:span text:style-name="T63">5</text:span>.<text:span text:style-name="T40">2</text:span>.2 <text:span text:style-name="T64">Flask<text:tab/><text:tab/><text:tab/><text:tab/></text:span><text:tab/><text:tab/><text:tab/><text:tab/> <text:s text:c="2"/><text:span text:style-name="T67">34</text:span></text:p>
      <text:p text:style-name="P5"><text:tab/><text:span text:style-name="T63">5</text:span><text:bookmark-start text:name="__DdeLink__219_5742265321"/>.<text:span text:style-name="T40">2</text:span>.<text:span text:style-name="T40">3</text:span> <text:span text:style-name="T64">Matplotlib<text:tab/><text:tab/></text:span><text:tab/><text:tab/><text:tab/><text:tab/><text:tab/> <text:s text:c="2"/><text:span text:style-name="T67">34</text:span></text:p>
      <text:p text:style-name="P12"><text:span text:style-name="T63">5</text:span>.<text:span text:style-name="T41">3</text:span> <text:span text:style-name="T70">Procedure Description<text:tab/><text:tab/></text:span><text:tab/><text:tab/><text:tab/><text:tab/><text:tab/> <text:s text:c="2"/><text:span text:style-name="T67">35</text:span></text:p>
      <text:p text:style-name="P5"><text:tab/><text:span text:style-name="T64">5</text:span><text:bookmark-start text:name="__DdeLink__320_574226532"/>.<text:span text:style-name="T42">3</text:span>.1 <text:span text:style-name="T65">Determine Optimal Bands</text:span><text:bookmark-start text:name="__DdeLink__329_574226532"/><text:span text:style-name="T65"> Procedure</text:span><text:bookmark-end text:name="__DdeLink__329_574226532"/><text:tab/><text:tab/><text:tab/><text:tab/> <text:s text:c="2"/><text:span text:style-name="T67">35</text:span></text:p>
      <text:p text:style-name="P13"><text:bookmark-end text:name="__DdeLink__219_5742265321"/><text:tab/><text:span text:style-name="T64">5</text:span><text:bookmark-start text:name="__DdeLink__223_5742265322"/>.<text:span text:style-name="T42">3</text:span>.2 <text:bookmark-start text:name="__DdeLink__225_5742265322"/><text:span text:style-name="T65">U</text:span><text:bookmark-end text:name="__DdeLink__225_5742265322"/><text:span text:style-name="T65">pdate Probabilities Procedure<text:tab/></text:span><text:tab/><text:tab/><text:tab/><text:tab/> <text:s text:c="2"/><text:span text:style-name="T67">3</text:span><text:bookmark-end text:name="__DdeLink__223_5742265322"/><text:span text:style-name="T67">5</text:span></text:p>
      <text:p text:style-name="P13"><text:span text:style-name="T44"><text:tab/></text:span><text:span text:style-name="T48">5</text:span><text:span text:style-name="T44">.</text:span><text:span text:style-name="T45">3</text:span><text:span text:style-name="T44">.</text:span><text:span text:style-name="T45">3</text:span><text:span text:style-name="T44"> </text:span><text:span text:style-name="T49">Train </text:span><text:span text:style-name="T58">Procedure<text:tab/><text:tab/><text:tab/><text:tab/></text:span><text:span text:style-name="T44"><text:tab/><text:tab/><text:tab/> <text:s text:c="2"/></text:span><text:span text:style-name="T50">3</text:span><text:span text:style-name="T53">5</text:span></text:p>
      <text:p text:style-name="P13"><text:bookmark-end text:name="__DdeLink__320_574226532"/><text:soft-page-break/><text:span text:style-name="T44"><text:tab/></text:span><text:span text:style-name="T48">5</text:span><text:span text:style-name="T55">.</text:span><text:span text:style-name="T56">3</text:span><text:span text:style-name="T55">.</text:span><text:span text:style-name="T57">4</text:span><text:span text:style-name="T55"> </text:span><text:span text:style-name="T58">Train Phase Procedure<text:tab/></text:span><text:span text:style-name="T55"><text:tab/><text:tab/><text:tab/><text:tab/><text:tab/> <text:s text:c="2"/></text:span><text:span text:style-name="T61">36</text:span></text:p>
      <text:p text:style-name="P13"><text:tab/><text:span text:style-name="T64">5</text:span><text:bookmark-start text:name="__DdeLink__223_57422653221"/>.<text:span text:style-name="T42">3</text:span>.<text:span text:style-name="T64">5</text:span> <text:bookmark-start text:name="__DdeLink__332_574226532"/><text:span text:style-name="T65">Determine Probability Procedure</text:span><text:bookmark-end text:name="__DdeLink__332_574226532"/><text:tab/><text:tab/><text:tab/><text:tab/> <text:s text:c="2"/><text:bookmark-end text:name="__DdeLink__223_57422653221"/><text:span text:style-name="T70">36</text:span></text:p>
      <text:p text:style-name="P13"><text:span text:style-name="T44"><text:tab/></text:span><text:span text:style-name="T48">5</text:span><text:span text:style-name="T44">.</text:span><text:span text:style-name="T45">3</text:span><text:span text:style-name="T44">.</text:span><text:span text:style-name="T48">6</text:span><text:span text:style-name="T44"> </text:span><text:span text:style-name="T58">Determine Threshold Probability Procedure</text:span><text:span text:style-name="T44"><text:tab/><text:tab/><text:tab/> <text:s text:c="2"/></text:span><text:span text:style-name="T53">36</text:span></text:p>
      <text:p text:style-name="P13"><text:span text:style-name="T44"><text:tab/></text:span><text:span text:style-name="T48">5</text:span><text:span text:style-name="T55">.</text:span><text:span text:style-name="T56">3</text:span><text:span text:style-name="T55">.</text:span><text:span text:style-name="T57">7</text:span><text:span text:style-name="T55"> </text:span><text:span text:style-name="T58">Deploy Procedure<text:tab/></text:span><text:span text:style-name="T55"><text:tab/><text:tab/><text:tab/><text:tab/><text:tab/> <text:s text:c="2"/></text:span><text:span text:style-name="T61">36</text:span></text:p>
      <text:p text:style-name="P13"><text:tab/><text:span text:style-name="T64">5</text:span><text:bookmark-start text:name="__DdeLink__223_57422653222"/>.<text:span text:style-name="T42">3</text:span>.<text:span text:style-name="T64">8</text:span> <text:span text:style-name="T65">Parse Procedure<text:tab/><text:tab/><text:tab/></text:span><text:tab/><text:tab/><text:tab/><text:tab/> <text:s text:c="2"/><text:bookmark-end text:name="__DdeLink__223_57422653222"/><text:span text:style-name="T70">36</text:span></text:p>
      <text:p text:style-name="P23"><text:bookmark-start text:name="__DdeLink__342_574226532"/>Chapter <text:span text:style-name="T65">6</text:span>: <text:span text:style-name="T65">Results<text:tab/><text:tab/><text:tab/><text:tab/><text:tab/><text:tab/><text:tab/><text:tab/><text:tab/><text:tab/> <text:s text:c="2"/>37</text:span></text:p>
      <text:p text:style-name="P28"><text:tab/><text:span text:style-name="T65">6</text:span><text:bookmark-start text:name="__DdeLink__175_5742265321"/>.1 <text:span text:style-name="T65">Screenshots</text:span><text:tab/><text:tab/><text:tab/><text:tab/><text:tab/><text:tab/><text:tab/><text:tab/> <text:s text:c="2"/><text:bookmark-end text:name="__DdeLink__175_5742265321"/><text:span text:style-name="T71">37</text:span></text:p>
      <text:p text:style-name="P29"><text:tab/><text:span text:style-name="T65">6</text:span>.<text:span text:style-name="T4">2</text:span> <text:span text:style-name="T65">Results Obtained</text:span><text:tab/><text:tab/><text:tab/><text:tab/><text:tab/><text:tab/><text:tab/><text:tab/> <text:s text:c="2"/><text:span text:style-name="T71">41</text:span></text:p>
      <text:p text:style-name="P23"><text:bookmark-start text:name="__DdeLink__9195_1892081785"/>Chapter <text:span text:style-name="T65">7</text:span>: <text:span text:style-name="T65">Conclusion<text:tab/><text:tab/><text:tab/><text:tab/><text:tab/><text:tab/><text:tab/><text:tab/><text:tab/> <text:s text:c="2"/></text:span><text:bookmark-end text:name="__DdeLink__9195_1892081785"/><text:span text:style-name="T65">42</text:span></text:p>
      <text:p text:style-name="P32"><text:bookmark-end text:name="__DdeLink__342_574226532"/>Chapter <text:span text:style-name="T72">8</text:span>: <text:span text:style-name="T72">Challenges and Future Work<text:tab/><text:tab/><text:tab/><text:tab/><text:tab/><text:tab/><text:tab/> <text:s text:c="2"/>43</text:span></text:p>
      <text:p text:style-name="P17"><text:span text:style-name="T33"><text:tab/> <text:s text:c="7"/></text:span><text:bookmark-start text:name="__DdeLink__350_574226532"/><text:span text:style-name="T34">Appendix</text:span><text:span text:style-name="T33"><text:tab/><text:tab/><text:tab/><text:tab/><text:tab/><text:tab/><text:tab/><text:tab/><text:tab/> <text:s text:c="2"/></text:span><text:bookmark-end text:name="__DdeLink__350_574226532"/><text:span text:style-name="T38">44</text:span></text:p>
      <text:p text:style-name="P18"><text:span text:style-name="T34"><text:tab/> <text:s text:c="7"/>Bibliography</text:span><text:span text:style-name="T35"><text:tab/><text:tab/><text:tab/><text:tab/><text:tab/><text:tab/><text:tab/><text:tab/><text:tab/> <text:s text:c="2"/></text:span><text:span text:style-name="T39">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5-10T12:02:43.218578696</dc:date>
    <meta:editing-duration>PT3H57M33S</meta:editing-duration>
    <meta:editing-cycles>39</meta:editing-cycles>
    <meta:generator>LibreOffice/4.2.3.3$Linux_X86_64 LibreOffice_project/420m0$Build-3</meta:generator>
    <meta:document-statistic meta:table-count="0" meta:image-count="0" meta:object-count="0" meta:page-count="3" meta:paragraph-count="69" meta:word-count="320" meta:character-count="2732" meta:non-whitespace-character-count="1764"/>
  </office:meta>
</office:document-meta>
</file>